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/>
    </style:style>
    <style:style style:name="P22" style:parent-style-name="odrážka1" style:family="paragraph">
      <style:paragraph-properties fo:margin-left="0in" fo:text-indent="0in">
        <style:tab-stops/>
      </style:paragraph-properties>
    </style:style>
    <style:style style:name="P23" style:parent-style-name="Normální" style:family="paragraph">
      <style:paragraph-properties fo:text-align="justify"/>
    </style:style>
    <style:style style:name="T24" style:parent-style-name="Standardnípísmoodstavce" style:family="text">
      <style:text-properties fo:font-weight="bold" style:font-weight-asian="bold"/>
    </style:style>
    <style:style style:name="P25" style:parent-style-name="Normální" style:family="paragraph">
      <style:paragraph-properties fo:text-align="justify"/>
      <style:text-properties fo:font-weight="bold" style:font-weight-asian="bold"/>
    </style:style>
    <style:style style:name="P26" style:parent-style-name="Normální" style:family="paragraph">
      <style:paragraph-properties fo:text-align="justify"/>
      <style:text-properties fo:font-weight="bold" style:font-weight-asian="bold"/>
    </style:style>
    <style:style style:name="P27" style:parent-style-name="Normální" style:family="paragraph">
      <style:paragraph-properties fo:text-align="justify"/>
    </style:style>
    <style:style style:name="P28" style:parent-style-name="Normální" style:family="paragraph">
      <style:paragraph-properties fo:text-align="justify"/>
      <style:text-properties fo:font-weight="bold" style:font-weight-asian="bold"/>
    </style:style>
    <style:style style:name="P29" style:parent-style-name="Normální" style:family="paragraph">
      <style:paragraph-properties fo:text-align="justify"/>
      <style:text-properties fo:font-weight="bold" style:font-weight-asian="bold"/>
    </style:style>
    <style:style style:name="T30" style:parent-style-name="Standardnípísmoodstavce" style:family="text">
      <style:text-properties fo:font-weight="bold" style:font-weight-asian="bold"/>
    </style:style>
    <style:style style:name="P31" style:parent-style-name="Prostýtext" style:family="paragraph">
      <style:paragraph-properties fo:text-align="justify"/>
    </style:style>
    <style:style style:name="P32" style:parent-style-name="Normální" style:family="paragraph">
      <style:paragraph-properties fo:text-align="justify"/>
    </style:style>
    <style:style style:name="P33" style:parent-style-name="Normální" style:family="paragraph">
      <style:paragraph-properties fo:text-align="justify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</style:style>
    <style:style style:name="P36" style:parent-style-name="Normální" style:family="paragraph">
      <style:paragraph-properties fo:text-align="justify"/>
    </style:style>
    <style:style style:name="P37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38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39" style:parent-style-name="Normální" style:family="paragraph">
      <style:text-properties fo:font-weight="bold" style:font-weight-asian="bold"/>
    </style:style>
    <style:style style:name="P40" style:parent-style-name="Normální" style:family="paragraph">
      <style:text-properties fo:font-weight="bold" style:font-weight-asian="bold"/>
    </style:style>
    <style:style style:name="P41" style:parent-style-name="Normální" style:family="paragraph">
      <style:text-properties fo:font-weight="bold" style:font-weight-asian="bold"/>
    </style:style>
    <style:style style:name="P42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43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0/2022<text:bookmark-end text:name="Text14"/></text:p>
            <text:p text:style-name="Normální">KVOP-19292/2022<text:bookmark-end text:name="Text2"/></text:p>
            <text:p text:style-name="Normální"><text:bookmark-start text:name="Text6"/>09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V.</text:p>
            <text:p text:style-name="Normální"/>
            <text:p text:style-name="Normální"/>
            <text:p text:style-name="Normální"><text:s/></text:p>
            <text:p text:style-name="P17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ý pane V.,</text:p>
      <text:p text:style-name="P19"/>
      <text:p text:style-name="P20">dne 7. 3. 2022 byla do Kanceláře veřejného ochránce práv doručena Vaše žádost podle zákona č. 106/1999 Sb., o svobodném přístupu<text:s/>k informacím, ve znění pozdějších předpisů, kterou žádáte o poskytnutí následujících informací:</text:p>
      <text:p text:style-name="P21"/>
      <text:list text:style-name="LFO11" text:continue-numbering="true">
        <text:list-item>
          <text:p text:style-name="odrážka1">Žádáte okamžitou rezignaci pana Křečka na svou funkci ombudsmana.<text:s/></text:p>
        </text:list-item>
        <text:list-item>
          <text:p text:style-name="P22">Žádáte o sdělení výše hrubé roční mzdy pana Křečka a celé Kanceláře veřejného ochránce<text:s/>práv, rozdělenou na odbory.<text:s/></text:p>
        </text:list-item>
      </text:list>
      <text:p text:style-name="P23">Ve smyslu zákona o svobodném přístupu k informacím,<text:s/><text:span text:style-name="T24">se poskytují níže uvedené informace:</text:span></text:p>
      <text:p text:style-name="P25"/>
      <text:p text:style-name="P26">K bodu č. 1</text:p>
      <text:p text:style-name="P27">Není požadavkem na poskytnutí informace ve smyslu z. č. 106/1999 Sb., o svobodném přístupu k informacím, ve znění pozdějších<text:s/>předpisů.</text:p>
      <text:p text:style-name="P28"/>
      <text:p text:style-name="P29">K bodu č. 2</text:p>
      <text:p text:style-name="Normální">Vyžádaná informace je poskytnuta v dokumentu, který je přílohou<text:span text:style-name="T30"><text:s/></text:span>tohoto dopisu.</text:p>
      <text:p text:style-name="P31"><text:s text:c="4"/></text:p>
      <text:p text:style-name="P32">S pozdravem</text:p>
      <text:p text:style-name="P33"/>
      <text:p text:style-name="P34"/>
      <text:p text:style-name="P35"/>
      <text:p text:style-name="P36"/>
      <text:p text:style-name="P37"><text:s text:c="89"/>JUDr. Pavel Pořízek, Ph.D. v. r.</text:p>
      <text:p text:style-name="P38"><text:s text:c="11"/><text:s text:c="71"/>vedoucí Kanceláře veřejného ochránce práv</text:p>
      <text:p text:style-name="P39"/>
      <text:p text:style-name="P40"/>
      <text:p text:style-name="P41"/>
      <text:p text:style-name="P42">Příloha</text:p>
      <text:p text:style-name="P43">Tabulka roční hrubé mzdy veřejného ochránce práv a odborů Kanceláře veřejného ochránce prá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rážka1" style:display-name="odrážka 1)" style:family="paragraph" style:parent-style-name="Normální" style:list-style-name="LFO11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1" style:display-name="LFO1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BT4L*</text:span></text:p>
        <text:p text:style-name="P12"><text:span text:style-name="T13">KVOPX00CBT4L</text:span>KVOPX00CBT4L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03-21T08:33:00Z</meta:creation-date>
    <dc:date>2022-03-21T08:40:00Z</dc:date>
    <meta:print-date>2022-03-09T08:39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1" meta:paragraph-count="2" meta:word-count="184" meta:character-count="1272" meta:row-count="9" meta:non-whitespace-character-count="1090"/>
  </office:meta>
</office:document-meta>
</file>